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solid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14</text:p>
      <text:p text:style-name="P6">American Genizah Project: Partnership for Posterity</text:p>
      <text:p text:style-name="P6">Sabato Morais Collection Catalogue Template</text:p>
      <text:p text:style-name="P7"/>
      <text:p text:style-name="P7">Cataloguer: Heather Newlin</text:p>
      <text:p text:style-name="P7"/>
      <text:p text:style-name="P7"/>
      <text:p text:style-name="P7">I. Provenance</text:p>
      <text:p text:style-name="P7"/>
      <text:p text:style-name="P7">Source: CAJS Sabato Morais Papers</text:p>
      <text:p text:style-name="P7">Location: Box 11, FF 8</text:p>
      <text:p text:style-name="P7">Restrictions: ?</text:p>
      <text:p text:style-name="P7"/>
      <text:p text:style-name="P7">II. Descriptive Metadata</text:p>
      <text:p text:style-name="P7"/>
      <text:p text:style-name="P7">Script<text:tab/><text:tab/><text:tab/><text:tab/><text:tab/><text:tab/>Manuscript<text:tab/></text:p>
      <text:p text:style-name="P7"><text:s/>(manuscript or typescript) <text:tab/><text:tab/><text:tab/><text:tab/></text:p>
      <text:p text:style-name="P7">Language (s)<text:tab/><text:tab/><text:tab/><text:tab/><text:tab/>English, Hebrew<text:tab/><text:tab/><text:tab/><text:tab/><text:tab/></text:p>
      <text:p text:style-name="P7">Author of letter<text:tab/><text:tab/><text:tab/><text:tab/>Sabato Morais<text:tab/></text:p>
      <text:p text:style-name="P7">Signed letter<text:tab/><text:tab/><text:tab/><text:tab/><text:tab/></text:p>
      <text:p text:style-name="P7">Unsigned letter</text:p>
      <text:p text:style-name="P7">Dictated letter</text:p>
      <text:p text:style-name="P7">Anonymous</text:p>
      <text:p text:style-name="P7">Addressee of letter<text:tab/><text:tab/><text:tab/><text:tab/></text:p>
      <text:p text:style-name="P7">Addressee as “Editor”<text:tab/><text:tab/><text:tab/><text:tab/></text:p>
      <text:p text:style-name="P7">Date (derived from Hebrew Date)<text:tab/><text:tab/></text:p>
      <text:p text:style-name="P7">Date (derived from Gregorian calendar)<text:tab/></text:p>
      <text:p text:style-name="P7">Month<text:tab/><text:tab/><text:tab/><text:tab/><text:tab/><text:tab/></text:p>
      <text:p text:style-name="P7">Year<text:tab/><text:tab/><text:tab/><text:tab/><text:tab/><text:tab/></text:p>
      <text:p text:style-name="P7">Hebrew Date<text:tab/><text:tab/><text:tab/><text:tab/><text:tab/></text:p>
      <text:p text:style-name="P7">Undated</text:p>
      <text:p text:style-name="P7">City<text:tab/><text:tab/><text:tab/><text:tab/><text:tab/><text:tab/>Philadelphia</text:p>
      <text:p text:style-name="P7">State<text:tab/><text:tab/><text:tab/><text:tab/><text:tab/><text:tab/>PA</text:p>
      <text:p text:style-name="P7">Country<text:tab/><text:tab/><text:tab/><text:tab/><text:tab/>USA</text:p>
      <text:p text:style-name="P7">Subject<text:tab/><text:tab/><text:tab/><text:tab/><text:tab/>Funeral sermons</text:p>
      <text:p text:style-name="P7">Keywords</text:p>
      <text:p text:style-name="P7"/>
      <text:p text:style-name="P7"/>
      <text:p text:style-name="P7">III. Document Types</text:p>
      <text:p text:style-name="P7"/>
      <text:p text:style-name="P7">Correspondence<text:tab/><text:tab/><text:tab/><text:tab/></text:p>
      <text:p text:style-name="P7">(Synagogue) Sermon<text:tab/><text:tab/><text:tab/><text:tab/>Y</text:p>
      <text:p text:style-name="P7">(Public) Discourse</text:p>
      <text:p text:style-name="P7">Literary Document<text:tab/><text:tab/><text:tab/><text:tab/></text:p>
      <text:p text:style-name="P7">Legal Document</text:p>
      <text:p text:style-name="P7">Receipts</text:p>
      <text:p text:style-name="P7">Newspaper Clipping</text:p>
      <text:p text:style-name="P7">Greeting Card</text:p>
      <text:p text:style-name="P7">Calling Card</text:p>
      <text:p text:style-name="P7"><text:soft-page-break/></text:p>
      <text:p text:style-name="P7"/>
      <text:p text:style-name="P7">IV. Physical Features </text:p>
      <text:p text:style-name="P7"/>
      <text:p text:style-name="P7">Condition (e.g. fragile)<text:tab/><text:tab/><text:tab/></text:p>
      <text:p text:style-name="P7">Paper size (letter or legal size)<text:tab/><text:tab/></text:p>
      <text:p text:style-name="P7">Number of Pages<text:tab/><text:tab/><text:tab/><text:tab/>4</text:p>
      <text:p text:style-name="P7">Number of Sheets<text:tab/><text:tab/><text:tab/><text:tab/>1</text:p>
      <text:p text:style-name="P7">Fragment<text:tab/><text:tab/><text:tab/><text:tab/><text:tab/></text:p>
      <text:p text:style-name="P7">Pagination <text:tab/><text:tab/><text:tab/><text:tab/><text:tab/>Y, page 4 only</text:p>
      <text:p text:style-name="P7">Foliation</text:p>
      <text:p text:style-name="P7">Additional Numeration</text:p>
      <text:p text:style-name="P7">Envelope<text:tab/><text:tab/><text:tab/><text:tab/><text:tab/></text:p>
      <text:p text:style-name="P7">Stamp<text:tab/><text:tab/><text:tab/><text:tab/><text:tab/><text:tab/></text:p>
      <text:p text:style-name="P7">Postma<text:tab/>rk<text:tab/><text:tab/><text:tab/><text:tab/><text:tab/></text:p>
      <text:p text:style-name="P7">Wax seal<text:tab/><text:tab/><text:tab/><text:tab/><text:tab/></text:p>
      <text:p text:style-name="P7"/>
      <text:p text:style-name="P7">V. Added entries </text:p>
      <text:p text:style-name="P7"/>
      <text:p text:style-name="P7">Additional names mentioned: Elias Mayer; Abbie Mayer</text:p>
      <text:p text:style-name="P7">Additional Places mentioned: </text:p>
      <text:p text:style-name="P7">Additional Dates mentioned:</text:p>
      <text:p text:style-name="P7"/>
      <text:p text:style-name="P7">VI. Notes</text:p>
      <text:p text:style-name="P7"/>
      <text:p text:style-name="P7">VII Transcription</text:p>
      <text:p text:style-name="P2">(Symbols: ?=uncertain; []=supplied information; /=end of line)</text:p>
      <text:p text:style-name="P2"/>
      <text:p text:style-name="P2">[Page 1]</text:p>
      <text:p text:style-name="P3">[Hebrew]/</text:p>
      <text:p text:style-name="P4">For a funeral<text:span text:style-name="T1">/</text:span></text:p>
      <text:p text:style-name="P5"><text:span text:style-name="T1">Shortly after my venerable friend, now bereft of his life/ companion, left our city to settle in Washington, </text:span><text:span text:style-name="T2">I</text:span><text:span text:style-name="T3"> a/ </text:span><text:span text:style-name="T2">who had heard a vast deal to his honor</text:span><text:span text:style-name="T3"> disease prostrated him, and his recovery was despaired of./ <text:s/>I, who had heard a vast deal to his honor before/ I made his acquaintance, and who, after having/ met him frequently as a member of my congregation,/ learned to respect his character and admire his unostentatious piety,/ experienced real sorrow at the report. <text:s/>Accordingly,/ I wrote to his devoted wife, a letter conveying my/ sentiments, </text:span><text:span text:style-name="T2">Greatly</text:span><text:span text:style-name="T3"> and urging submission to God's will. <text:s/>Greatly to the astonishment of every one, both/ near and far, the hoary headed sire, then nearly a nona-/-genarian, grew better, and providentially regained/ the full exercise of all his functions. <text:s/>The event which/ brought him back to Philadelphia must arouse/ deep sympathy. <text:s/>He did not anticipate a jour-/-ney </text:span><text:span text:style-name="T2">of</text:span><text:span text:style-name="T3"> on so sad an errand. <text:s/>He that had been/ on the verge of the grave, did not think that/ he was fated to consign to it his life </text:span><text:span text:style-name="T2">companion</text:span><text:span text:style-name="T3"> copartner./ <text:s/>His Abbie </text:span><text:span text:style-name="T2">was</text:span><text:span text:style-name="T3"> though old, was </text:span><text:span text:style-name="T2">still</text:span><text:span text:style-name="T3"> his junior by more than/ a decade; </text:span><text:span text:style-name="T2">and though</text:span><text:span text:style-name="T3"> The burden of age </text:span><text:span text:style-name="T2">bent</text:span><text:span text:style-name="T3"> made her/</text:span></text:p>
      <text:p text:style-name="P9"/>
      <text:p text:style-name="P9">[Page 2]</text:p>
      <text:p text:style-name="P8"><text:span text:style-name="T1">more than himself</text:span><text:span text:style-name="T3"> body bend </text:span><text:span text:style-name="T1">her body</text:span><text:span text:style-name="T3"> still, the husband looked upon/ his wife as his main stay and soothing comfort./ <text:s/>My heart throbs compassionately for a friend/ sorely afflicted in his latter days./</text:span></text:p>
      <text:p text:style-name="P8"><text:span text:style-name="T3">Happily, a source of consolation has never ceased/ to flow within him. <text:s/>It kept his mind fresh/ and his strength unabated under circumstances,/ which would have crushed </text:span><text:span text:style-name="T1">an</text:span><text:span text:style-name="T3"> many others. <text:s/>His/ religion that </text:span><text:soft-page-break/><text:span text:style-name="T3">teaches God, </text:span><text:span text:style-name="T1">immortality</text:span><text:span text:style-name="T3"> eternity, celestial reward,/ and inspires resignation and hope will sustain/ the bereaved now as heretofore. <text:s/>Elias Mayer/ would not recall her whose passage from the/ mortal to the immortal was attended with severe/ and long protracted </text:span><text:span text:style-name="T1">bodily</text:span><text:span text:style-name="T3"> physical trials. <text:s/>He feels that/ her virtues have preceded her into the realms of/ spirits, and that the faithful wife, the tender/ mother, the beneficent woman and good Jewess/ is reposing in the fruition of bliss. <text:s/>But/ another thought assuages his grief. <text:s/>So long as/ his Creator permits him to tread the earth, a/ home where love watches his steps that they may/ not slide, is open to welcome the venerable nonagenarian./</text:span></text:p>
      <text:p text:style-name="P8"><text:span text:style-name="T3"/></text:p>
      <text:p text:style-name="P8"><text:span text:style-name="T3">[Page 3]</text:span></text:p>
      <text:p text:style-name="P8"><text:span text:style-name="T3"><text:tab/>He will naturally miss her whose conjugal/ association he enjoyed over three score years, for in/ truth, as the Rabbis tell us, [Hebrew],/ it is the husband who feels the privation of his/ companion most, but so much comfort will my/ friend find in this habitation of his daughter,/ that his present bereavement will be borne/ with serene calmness. <text:s/>He needs not/ at my hands exhortations to fortitude, he who/ greatly my senior </text:span><text:span text:style-name="T1">in years</text:span><text:span text:style-name="T3"> and can </text:span><text:span text:style-name="T1">not as my teacher</text:span><text:span text:style-name="T3"> be my preceptor in faith./ <text:s/>Nor does his daughter, I am positive, requiring/ counsel, in order to act filially[sic!], lovingly./ <text:s/>But the grand children who are budding into the spring of </text:span><text:span text:style-name="T1">life</text:span><text:span text:style-name="T3"> exist/-ence and will meet many temptations apt to lure/ them away from the path of religion and recti-/-tude, I may recommend to study the career of/ the departed and her surviving companion. <text:s/>Endeavour, I pray, to strengthen/ your will in righteousness by reflecting on the/ character of your predecessors. <text:s/>They contended/ with </text:span><text:span text:style-name="T1">many</text:span><text:span text:style-name="T3"> serious difficulties and overcame them in order to hand down/ to you a name unsullied by vice and in-/fidelity. <text:s/>Do that name honor, by resisting/</text:span></text:p>
      <text:p text:style-name="P8"><text:span text:style-name="T3"/></text:p>
      <text:p text:style-name="P8"><text:span text:style-name="T3">[Page 4]</text:span></text:p>
      <text:p text:style-name="P8"><text:span text:style-name="T3">the advice of the corrupt, who look upon the/ world as a play ground, where animal passions/ have their scope and men try to </text:span><text:span text:style-name="T1">outstrip each</text:span><text:span text:style-name="T3"> overreach one/ another, </text:span><text:span text:style-name="T1">men</text:span><text:span text:style-name="T3"> corrupt beings, who, to say it in the language of/ the Scriptures, cannot sleep unless they have/ </text:span><text:span text:style-name="T1">done</text:span><text:span text:style-name="T3"> perpetrated wrong, and are not at rest if they have/ failed in leading people astray. <text:s/>[Hebrew]/ [Hebrew]. <text:s/>Study to become/ worthy of Abbie Mayer by holding fast </text:span><text:span text:style-name="T1">to</text:span><text:span text:style-name="T3"> on/ the standard which was her guide--Judaism as/ taught by Moses and interpreted by the wise/ in Israel. <text:s/>Your conduct will add to the bliss/ of your grand-mother and </text:span><text:span text:style-name="T1">add years of</text:span><text:span text:style-name="T3"> increase in pleasure and/ usefulness </text:span><text:span text:style-name="T1">to</text:span><text:span text:style-name="T3"> the years of your parents./</text:span></text:p>
      <text:p text:style-name="P8"><text:span text:style-name="T3">For the deceased I beseech the Father of mercy./ <text:s/>May the human weaknesses which occasioned/ backslidings be atoned for by the physical sufferings/ endured, and the inherent goodness which inspired/ deeds of charity and </text:span><text:span text:style-name="T1">divine</text:span><text:span text:style-name="T3"> acts of adoration, receive/ the heavenly assurance of glories perennial and/ undiminished where Immortality is enthrone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5:51:04.25</meta:creation-date>
    <dc:date>2012-11-01T12:13:12.86</dc:date>
    <meta:editing-duration>PT1H13M31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3" meta:paragraph-count="72" meta:word-count="923" meta:character-count="5803"/>
  </office:meta>
</office:document-meta>
</file>